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params = {</text:p>
      <text:p text:style-name="Standard">  Bucket: &amp;#39;zyworld3-game-data&amp;#39;,</text:p>
      <text:p text:style-name="Standard">  Key: &amp;#39;player-progress/player1.json&amp;#39;,</text:p>
      <text:p text:style-name="Standard">  Expires: 60 // URL expires in 60 seconds</text:p>
      <text:p text:style-name="Standard">};</text:p>
      <text:p text:style-name="Standard">const url = s3.getSignedUrl(&amp;#39;getObject&amp;#39;, params);</text:p>
      <text:p text:style-name="Standard">console.log(url); // Use this URL in your game frontend to access private</text:p>
      <text:p text:style-name="Standard">fil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00:05.201900735</meta:creation-date>
    <dc:date>2024-12-02T21:00:28.506968012</dc:date>
    <meta:editing-duration>PT25S</meta:editing-duration>
    <meta:editing-cycles>1</meta:editing-cycles>
    <meta:document-statistic meta:table-count="0" meta:image-count="0" meta:object-count="0" meta:page-count="1" meta:paragraph-count="8" meta:word-count="35" meta:character-count="280" meta:non-whitespace-character-count="247"/>
    <meta:generator>LibreOffice/7.3.7.2$Linux_X86_64 LibreOffice_project/30$Build-2</meta:generator>
  </office:meta>
</office:document-meta>
</file>